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StoreSpoolRepository.accept(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remove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StoreSpoolRepository.lock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remov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lStoreSpoolRepository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accept( SpoolRepository . Accep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retriev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store( Mail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unlock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StoreSpoolRepository.remove( Collection m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